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Idgap</text:p>
          </table:table-cell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 office:value-type="float" office:value="521.89227" calcext:value-type="float">
            <text:p>521.892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8.60211" calcext:value-type="float">
            <text:p>538.60211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555.53998" calcext:value-type="float">
            <text:p>555.53998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572.9541" calcext:value-type="float">
            <text:p>572.9541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590.26105" calcext:value-type="float">
            <text:p>590.261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7.90649" calcext:value-type="float">
            <text:p>607.90649</text:p>
          </table:table-cell>
          <table:table-cell office:value-type="float" office:value="17.25" calcext:value-type="float">
            <text:p>17.25</text:p>
          </table:table-cell>
        </table:table-row>
        <table:table-row table:style-name="ro1">
          <table:table-cell office:value-type="float" office:value="625.75299" calcext:value-type="float">
            <text:p>625.75299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643.84827" calcext:value-type="float">
            <text:p>643.84827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662.05927" calcext:value-type="float">
            <text:p>662.059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0.40295" calcext:value-type="float">
            <text:p>680.40295</text:p>
          </table:table-cell>
          <table:table-cell office:value-type="float" office:value="18.249001" calcext:value-type="float">
            <text:p>18.249001</text:p>
          </table:table-cell>
        </table:table-row>
        <table:table-row table:style-name="ro1">
          <table:table-cell office:value-type="float" office:value="698.98962" calcext:value-type="float">
            <text:p>698.98962</text:p>
          </table:table-cell>
          <table:table-cell office:value-type="float" office:value="18.500999" calcext:value-type="float">
            <text:p>18.500999</text:p>
          </table:table-cell>
        </table:table-row>
        <table:table-row table:style-name="ro1">
          <table:table-cell office:value-type="float" office:value="717.53033" calcext:value-type="float">
            <text:p>717.53033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736.26947" calcext:value-type="float">
            <text:p>736.269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5.13507" calcext:value-type="float">
            <text:p>755.13507</text:p>
          </table:table-cell>
          <table:table-cell office:value-type="float" office:value="19.25" calcext:value-type="float">
            <text:p>19.25</text:p>
          </table:table-cell>
        </table:table-row>
        <table:table-row table:style-name="ro1">
          <table:table-cell office:value-type="float" office:value="774.3266" calcext:value-type="float">
            <text:p>774.3266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793.19965" calcext:value-type="float">
            <text:p>793.19965</text:p>
          </table:table-cell>
          <table:table-cell office:value-type="float" office:value="19.75" calcext:value-type="float">
            <text:p>19.75</text:p>
          </table:table-cell>
        </table:table-row>
        <table:table-row table:style-name="ro1">
          <table:table-cell office:value-type="float" office:value="812.31488" calcext:value-type="float">
            <text:p>812.314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1.40662" calcext:value-type="float">
            <text:p>831.40662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850.53223" calcext:value-type="float">
            <text:p>850.5322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869.55707" calcext:value-type="float">
            <text:p>869.55707</text:p>
          </table:table-cell>
          <table:table-cell office:value-type="float" office:value="20.75" calcext:value-type="float">
            <text:p>20.75</text:p>
          </table:table-cell>
        </table:table-row>
        <table:table-row table:style-name="ro1">
          <table:table-cell office:value-type="float" office:value="888.63116" calcext:value-type="float">
            <text:p>888.631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7.68793" calcext:value-type="float">
            <text:p>907.68793</text:p>
          </table:table-cell>
          <table:table-cell office:value-type="float" office:value="21.25" calcext:value-type="float">
            <text:p>21.25</text:p>
          </table:table-cell>
        </table:table-row>
        <table:table-row table:style-name="ro1">
          <table:table-cell office:value-type="float" office:value="926.58582" calcext:value-type="float">
            <text:p>926.58582</text:p>
          </table:table-cell>
          <table:table-cell office:value-type="float" office:value="21.499001" calcext:value-type="float">
            <text:p>21.499001</text:p>
          </table:table-cell>
        </table:table-row>
        <table:table-row table:style-name="ro1">
          <table:table-cell office:value-type="float" office:value="945.49097" calcext:value-type="float">
            <text:p>945.49097</text:p>
          </table:table-cell>
          <table:table-cell office:value-type="float" office:value="21.750999" calcext:value-type="float">
            <text:p>21.750999</text:p>
          </table:table-cell>
        </table:table-row>
        <table:table-row table:style-name="ro1">
          <table:table-cell office:value-type="float" office:value="945.49097" calcext:value-type="float">
            <text:p>945.49097</text:p>
          </table:table-cell>
          <table:table-cell office:value-type="float" office:value="21.750999" calcext:value-type="float">
            <text:p>21.750999</text:p>
          </table:table-cell>
        </table:table-row>
        <table:table-row table:style-name="ro1">
          <table:table-cell office:value-type="float" office:value="983.00146" calcext:value-type="float">
            <text:p>983.00146</text:p>
          </table:table-cell>
          <table:table-cell office:value-type="float" office:value="22.25" calcext:value-type="float">
            <text:p>22.25</text:p>
          </table:table-cell>
        </table:table-row>
        <table:table-row table:style-name="ro1">
          <table:table-cell office:value-type="float" office:value="1001.4501" calcext:value-type="float">
            <text:p>1001.4501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1019.8995" calcext:value-type="float">
            <text:p>1019.8995</text:p>
          </table:table-cell>
          <table:table-cell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1038.1019" calcext:value-type="float">
            <text:p>1038.10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56.3473" calcext:value-type="float">
            <text:p>1056.3473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 office:value-type="float" office:value="1074.098" calcext:value-type="float">
            <text:p>1074.098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1091.9332" calcext:value-type="float">
            <text:p>1091.9332</text:p>
          </table:table-cell>
          <table:table-cell office:value-type="float" office:value="23.749001" calcext:value-type="float">
            <text:p>23.749001</text:p>
          </table:table-cell>
        </table:table-row>
        <table:table-row table:style-name="ro1">
          <table:table-cell office:value-type="float" office:value="1109.5872" calcext:value-type="float">
            <text:p>1109.5872</text:p>
          </table:table-cell>
          <table:table-cell office:value-type="float" office:value="24.000999" calcext:value-type="float">
            <text:p>24.000999</text:p>
          </table:table-cell>
        </table:table-row>
        <table:table-row table:style-name="ro1">
          <table:table-cell office:value-type="float" office:value="1126.7413" calcext:value-type="float">
            <text:p>1126.7413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1">
          <table:table-cell office:value-type="float" office:value="1143.8298" calcext:value-type="float">
            <text:p>1143.8298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1160.7065" calcext:value-type="float">
            <text:p>1160.7065</text:p>
          </table:table-cell>
          <table:table-cell office:value-type="float" office:value="24.749001" calcext:value-type="float">
            <text:p>24.749001</text:p>
          </table:table-cell>
        </table:table-row>
        <table:table-row table:style-name="ro1">
          <table:table-cell office:value-type="float" office:value="1177.2965" calcext:value-type="float">
            <text:p>1177.29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93.6952" calcext:value-type="float">
            <text:p>1193.6952</text:p>
          </table:table-cell>
          <table:table-cell office:value-type="float" office:value="25.250999" calcext:value-type="float">
            <text:p>25.250999</text:p>
          </table:table-cell>
        </table:table-row>
        <table:table-row table:style-name="ro1">
          <table:table-cell office:value-type="float" office:value="1209.6677" calcext:value-type="float">
            <text:p>1209.6677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1225.3898" calcext:value-type="float">
            <text:p>1225.3898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1240.9009" calcext:value-type="float">
            <text:p>1240.90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55.9957" calcext:value-type="float">
            <text:p>1255.9957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1270.7449" calcext:value-type="float">
            <text:p>1270.7449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1285.2455" calcext:value-type="float">
            <text:p>1285.2455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1299.5989" calcext:value-type="float">
            <text:p>1299.59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13.7207" calcext:value-type="float">
            <text:p>1313.7207</text:p>
          </table:table-cell>
          <table:table-cell office:value-type="float" office:value="27.249001" calcext:value-type="float">
            <text:p>27.249001</text:p>
          </table:table-cell>
        </table:table-row>
        <table:table-row table:style-name="ro1">
          <table:table-cell office:value-type="float" office:value="1327.5735" calcext:value-type="float">
            <text:p>1327.5735</text:p>
          </table:table-cell>
          <table:table-cell office:value-type="float" office:value="27.500999" calcext:value-type="float">
            <text:p>27.500999</text:p>
          </table:table-cell>
        </table:table-row>
        <table:table-row table:style-name="ro1">
          <table:table-cell office:value-type="float" office:value="1340.8806" calcext:value-type="float">
            <text:p>1340.8806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1354.0415" calcext:value-type="float">
            <text:p>1354.04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66.7627" calcext:value-type="float">
            <text:p>1366.7627</text:p>
          </table:table-cell>
          <table:table-cell office:value-type="float" office:value="28.25" calcext:value-type="float">
            <text:p>28.25</text:p>
          </table:table-cell>
        </table:table-row>
        <table:table-row table:style-name="ro1">
          <table:table-cell office:value-type="float" office:value="1379.2589" calcext:value-type="float">
            <text:p>1379.2589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391.246" calcext:value-type="float">
            <text:p>1391.246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float" office:value="1403.3948" calcext:value-type="float">
            <text:p>1403.3948</text:p>
          </table:table-cell>
          <table:table-cell office:value-type="float" office:value="28.999001" calcext:value-type="float">
            <text:p>28.999001</text:p>
          </table:table-cell>
        </table:table-row>
        <table:table-row table:style-name="ro1">
          <table:table-cell office:value-type="float" office:value="1414.936" calcext:value-type="float">
            <text:p>1414.936</text:p>
          </table:table-cell>
          <table:table-cell office:value-type="float" office:value="29.250999" calcext:value-type="float">
            <text:p>29.250999</text:p>
          </table:table-cell>
        </table:table-row>
        <table:table-row table:style-name="ro1">
          <table:table-cell office:value-type="float" office:value="1426.1429" calcext:value-type="float">
            <text:p>1426.1429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1437.2067" calcext:value-type="float">
            <text:p>1437.2067</text:p>
          </table:table-cell>
          <table:table-cell office:value-type="float" office:value="29.75" calcext:value-type="float">
            <text:p>29.75</text:p>
          </table:table-cell>
        </table:table-row>
        <table:table-row table:style-name="ro1">
          <table:table-cell office:value-type="float" office:value="1448.0116" calcext:value-type="float">
            <text:p>1448.01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57.9839" calcext:value-type="float">
            <text:p>1457.9839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float" office:value="1468.199" calcext:value-type="float">
            <text:p>1468.199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1478.2837" calcext:value-type="float">
            <text:p>1478.2837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1487.7339" calcext:value-type="float">
            <text:p>1487.73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96.9556" calcext:value-type="float">
            <text:p>1496.9556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1505.8843" calcext:value-type="float">
            <text:p>1505.8843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1514.7858" calcext:value-type="float">
            <text:p>1514.7858</text:p>
          </table:table-cell>
          <table:table-cell office:value-type="float" office:value="31.75" calcext:value-type="float">
            <text:p>31.75</text:p>
          </table:table-cell>
        </table:table-row>
        <table:table-row table:style-name="ro1">
          <table:table-cell office:value-type="float" office:value="1523.155" calcext:value-type="float">
            <text:p>1523.1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31.2184" calcext:value-type="float">
            <text:p>1531.2184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1539.4651" calcext:value-type="float">
            <text:p>1539.4651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1547.0736" calcext:value-type="float">
            <text:p>1547.0736</text:p>
          </table:table-cell>
          <table:table-cell office:value-type="float" office:value="32.75" calcext:value-type="float">
            <text:p>32.75</text:p>
          </table:table-cell>
        </table:table-row>
        <table:table-row table:style-name="ro1">
          <table:table-cell office:value-type="float" office:value="1554.7393" calcext:value-type="float">
            <text:p>1554.739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61.8036" calcext:value-type="float">
            <text:p>1561.8036</text:p>
          </table:table-cell>
          <table:table-cell office:value-type="float" office:value="33.25" calcext:value-type="float">
            <text:p>33.25</text:p>
          </table:table-cell>
        </table:table-row>
        <table:table-row table:style-name="ro1">
          <table:table-cell office:value-type="float" office:value="1568.8098" calcext:value-type="float">
            <text:p>1568.8098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1575.7821" calcext:value-type="float">
            <text:p>1575.7821</text:p>
          </table:table-cell>
          <table:table-cell office:value-type="float" office:value="33.75" calcext:value-type="float">
            <text:p>33.75</text:p>
          </table:table-cell>
        </table:table-row>
        <table:table-row table:style-name="ro1">
          <table:table-cell office:value-type="float" office:value="1582.2844" calcext:value-type="float">
            <text:p>1582.28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88.5017" calcext:value-type="float">
            <text:p>1588.5017</text:p>
          </table:table-cell>
          <table:table-cell office:value-type="float" office:value="34.25" calcext:value-type="float">
            <text:p>34.25</text:p>
          </table:table-cell>
        </table:table-row>
        <table:table-row table:style-name="ro1">
          <table:table-cell office:value-type="float" office:value="1594.839" calcext:value-type="float">
            <text:p>1594.83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1600.563" calcext:value-type="float">
            <text:p>1600.563</text:p>
          </table:table-cell>
          <table:table-cell office:value-type="float" office:value="34.75" calcext:value-type="float">
            <text:p>34.75</text:p>
          </table:table-cell>
        </table:table-row>
        <table:table-row table:style-name="ro1">
          <table:table-cell office:value-type="float" office:value="1606.4032" calcext:value-type="float">
            <text:p>1606.4032</text:p>
          </table:table-cell>
          <table:table-cell office:value-type="float" office:value="34.999001" calcext:value-type="float">
            <text:p>34.999001</text:p>
          </table:table-cell>
        </table:table-row>
        <table:table-row table:style-name="ro1">
          <table:table-cell office:value-type="float" office:value="1611.963" calcext:value-type="float">
            <text:p>1611.963</text:p>
          </table:table-cell>
          <table:table-cell office:value-type="float" office:value="35.250999" calcext:value-type="float">
            <text:p>35.250999</text:p>
          </table:table-cell>
        </table:table-row>
        <table:table-row table:style-name="ro1">
          <table:table-cell office:value-type="float" office:value="1617.3185" calcext:value-type="float">
            <text:p>1617.3185</text:p>
          </table:table-cell>
          <table:table-cell office:value-type="float" office:value="35.5" calcext:value-type="float">
            <text:p>3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 </meta:initial-creator>
    <meta:creation-date>2018-04-16T15:05:05.889564357</meta:creation-date>
    <dc:date>2018-04-16T15:22:41.803722062</dc:date>
    <dc:creator>Yuan </dc:creator>
    <meta:editing-duration>PT17M51S</meta:editing-duration>
    <meta:editing-cycles>5</meta:editing-cycles>
    <meta:generator>LibreOffice/4.3.7.2$Linux_X86_64 LibreOffice_project/430$Build-2</meta:generator>
    <meta:document-statistic meta:table-count="1" meta:cell-count="162" meta:object-count="0"/>
  </office:meta>
</office:document-meta>
</file>